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generated program</text:p>
          </table:table-cell>
          <table:table-cell office:value-type="string" calcext:value-type="string">
            <text:p>nof examples</text:p>
          </table:table-cell>
          <table:table-cell office:value-type="string" calcext:value-type="string">
            <text:p>nof components used</text:p>
          </table:table-cell>
          <table:table-cell office:value-type="string" calcext:value-type="string">
            <text:p>nof_leaves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of components given</text:p>
          </table:table-cell>
          <table:table-cell office:value-type="string" calcext:value-type="string">
            <text:p>cost function</text:p>
          </table:table-cell>
          <table:table-cell office:value-type="string" calcext:value-type="string">
            <text:p>expansion strategy</text:p>
          </table:table-cell>
          <table:table-cell office:value-type="string" calcext:value-type="string">
            <text:p>nof lines <text:s/>required</text:p>
          </table:table-cell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st 1</text:p>
          </table:table-cell>
          <table:table-cell office:value-type="string" calcext:value-type="string">
            <text:p>succ ze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413" calcext:value-type="float">
            <text:p>494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333" calcext:value-type="float">
            <text:p>333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5357" calcext:value-type="float">
            <text:p>1853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8221" calcext:value-type="float">
            <text:p>68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9425" calcext:value-type="float">
            <text:p>194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 &amp;0 _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3769" calcext:value-type="float">
            <text:p>18376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73377" calcext:value-type="float">
            <text:p>1733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range _0 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exception while evaluating 'con Nat (foldNat Nat (mul _1) _1 (mul _1 _1)) (nil Nat)' on the examples. 3^9 is too bi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akes too lo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&gt;29898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20861" calcext:value-type="float">
            <text:p>1208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_enumTo</text:p>
          </table:table-cell>
          <table:table-cell office:value-type="string" calcext:value-type="string">
            <text:p>pair Nat (List Nat) (succ (fst Nat (List Nat) _0)) (uncurry Nat (List Nat) (List Nat) (con Nat) _0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9837" calcext:value-type="float">
            <text:p>698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pair Nat (List Nat) (succ _0) (rev Nat (range (succ zero) _0)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17861" calcext:value-type="float">
            <text:p>5178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42689" calcext:value-type="float">
            <text:p>742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95221" calcext:value-type="float">
            <text:p>95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oldNat f_enumTo</text:p>
          </table:table-cell>
          <table:table-cell office:value-type="string" calcext:value-type="string">
            <text:p>foldNat (Pair Nat (List Nat)) f_enumTo (pair Nat (List Nat) (succ zero) (nil Nat)) _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ur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2705" calcext:value-type="float">
            <text:p>227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d (foldNat f_enumTo)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cur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57125" calcext:value-type="float">
            <text:p>57571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nd (foldNat f_enumTo)</text:p>
          </table:table-cell>
          <table:table-cell office:value-type="string" calcext:value-type="string">
            <text:p>snd Nat (List Nat) (foldNat (Pair Nat (List Nat)) f_enumTo (pair Nat (List Nat) (succ zero) (nil Nat)) _0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cur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14437" calcext:value-type="float">
            <text:p>31443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To</text:p>
          </table:table-cell>
          <table:table-cell office:value-type="string" calcext:value-type="string">
            <text:p>rev Nat (snd Nat (List Nat) (pair_reverse_enum _0)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i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li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_reverse_enum</text:p>
          </table:table-cell>
          <table:table-cell table:number-columns-repeated="4"/>
        </table:table-row>
        <table:table-row table:style-name="ro1" table:number-rows-repeated="43">
          <table:table-cell table:number-columns-repeated="10"/>
        </table:table-row>
        <table:table-row table:style-name="ro1">
          <table:table-cell office:value-type="string" calcext:value-type="string">
            <text:p>implemented compon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cu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no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gn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cc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“true”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“false”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N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G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_enum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ir_reverse_enum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5:44:31.003441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5:15:42.770639978</meta:creation-date>
    <dc:date>2016-06-07T18:23:03.790671038</dc:date>
    <meta:editing-duration>PT6H8M35S</meta:editing-duration>
    <meta:editing-cycles>68</meta:editing-cycles>
    <meta:generator>LibreOffice/4.2.8.2$Linux_X86_64 LibreOffice_project/420m0$Build-2</meta:generator>
    <meta:document-statistic meta:table-count="1" meta:cell-count="1050" meta:object-count="0"/>
  </office:meta>
</office:document-meta>
</file>